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0年12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5"/>December - 2011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46757" calcext:value-type="float">
            <text:p><text:s/>546,757 </text:p>
          </table:table-cell>
          <table:table-cell table:style-name="ce30" office:value-type="float" office:value="2467" calcext:value-type="float">
            <text:p><text:s/>2,467 </text:p>
          </table:table-cell>
          <table:table-cell table:style-name="ce30" office:value-type="float" office:value="27631" calcext:value-type="float">
            <text:p><text:s/>27,63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89627" calcext:value-type="float">
            <text:p><text:s/>489,62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45" calcext:value-type="float">
            <text:p><text:s/>445 </text:p>
          </table:table-cell>
          <table:table-cell table:style-name="ce30" office:value-type="float" office:value="26451" calcext:value-type="float">
            <text:p><text:s/>26,451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902" calcext:value-type="float">
            <text:p><text:s/>902 </text:p>
          </table:table-cell>
          <table:table-cell table:style-name="ce30" office:value-type="float" office:value="4166" calcext:value-type="float">
            <text:p><text:s/>4,166 </text:p>
          </table:table-cell>
          <table:table-cell table:style-name="ce30" office:value-type="float" office:value="3048" calcext:value-type="float">
            <text:p><text:s/>3,048 </text:p>
          </table:table-cell>
          <table:table-cell table:style-name="ce30" office:value-type="float" office:value="1118" calcext:value-type="float">
            <text:p><text:s/>1,118 </text:p>
          </table:table-cell>
          <table:table-cell table:style-name="ce30" office:value-type="float" office:value="165" calcext:value-type="float">
            <text:p><text:s/>165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5520" calcext:value-type="float">
            <text:p><text:s/>175,520 </text:p>
          </table:table-cell>
          <table:table-cell table:style-name="ce30" office:value-type="float" office:value="573" calcext:value-type="float">
            <text:p><text:s/>57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0506" calcext:value-type="float">
            <text:p><text:s/>160,50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6" calcext:value-type="float">
            <text:p><text:s/>216 </text:p>
          </table:table-cell>
          <table:table-cell table:style-name="ce30" office:value-type="float" office:value="13799" calcext:value-type="float">
            <text:p><text:s/>13,79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30" calcext:value-type="float">
            <text:p><text:s/>330 </text:p>
          </table:table-cell>
          <table:table-cell table:style-name="ce30" office:value-type="float" office:value="1242" calcext:value-type="float">
            <text:p><text:s/>1,242 </text:p>
          </table:table-cell>
          <table:table-cell table:style-name="ce30" office:value-type="float" office:value="1215" calcext:value-type="float">
            <text:p><text:s/>1,215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49" calcext:value-type="float">
            <text:p><text:s/>49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511" calcext:value-type="float">
            <text:p><text:s/>81,511 </text:p>
          </table:table-cell>
          <table:table-cell table:style-name="ce30" office:value-type="float" office:value="422" calcext:value-type="float">
            <text:p><text:s/>422 </text:p>
          </table:table-cell>
          <table:table-cell table:style-name="ce30" office:value-type="float" office:value="6567" calcext:value-type="float">
            <text:p><text:s/>6,56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2882" calcext:value-type="float">
            <text:p><text:s/>72,88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5" calcext:value-type="float">
            <text:p><text:s/>45 </text:p>
          </table:table-cell>
          <table:table-cell table:style-name="ce30" office:value-type="float" office:value="1785" calcext:value-type="float">
            <text:p><text:s/>1,78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8" calcext:value-type="float">
            <text:p><text:s/>158 </text:p>
          </table:table-cell>
          <table:table-cell table:style-name="ce30" office:value-type="float" office:value="496" calcext:value-type="float">
            <text:p><text:s/>496 </text:p>
          </table:table-cell>
          <table:table-cell table:style-name="ce30" office:value-type="float" office:value="277" calcext:value-type="float">
            <text:p><text:s/>277 </text:p>
          </table:table-cell>
          <table:table-cell table:style-name="ce30" office:value-type="float" office:value="219" calcext:value-type="float">
            <text:p><text:s/>219 </text:p>
          </table:table-cell>
          <table:table-cell table:style-name="ce30" office:value-type="float" office:value="45" calcext:value-type="float">
            <text:p><text:s/>45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5171" calcext:value-type="float">
            <text:p><text:s/>45,171 </text:p>
          </table:table-cell>
          <table:table-cell table:style-name="ce30" office:value-type="float" office:value="207" calcext:value-type="float">
            <text:p><text:s/>207 </text:p>
          </table:table-cell>
          <table:table-cell table:style-name="ce30" office:value-type="float" office:value="6664" calcext:value-type="float">
            <text:p><text:s/>6,66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6373" calcext:value-type="float">
            <text:p><text:s/>36,37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7" calcext:value-type="float">
            <text:p><text:s/>47 </text:p>
          </table:table-cell>
          <table:table-cell table:style-name="ce30" office:value-type="float" office:value="1867" calcext:value-type="float">
            <text:p><text:s/>1,86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4" calcext:value-type="float">
            <text:p><text:s/>44 </text:p>
          </table:table-cell>
          <table:table-cell table:style-name="ce30" office:value-type="float" office:value="383" calcext:value-type="float">
            <text:p><text:s/>383 </text:p>
          </table:table-cell>
          <table:table-cell table:style-name="ce30" office:value-type="float" office:value="267" calcext:value-type="float">
            <text:p><text:s/>267 </text:p>
          </table:table-cell>
          <table:table-cell table:style-name="ce30" office:value-type="float" office:value="116" calcext:value-type="float">
            <text:p><text:s/>11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138" calcext:value-type="float">
            <text:p><text:s/>20,138 </text:p>
          </table:table-cell>
          <table:table-cell table:style-name="ce30" office:value-type="float" office:value="99" calcext:value-type="float">
            <text:p><text:s/>99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808" calcext:value-type="float">
            <text:p><text:s/>15,80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575" calcext:value-type="float">
            <text:p><text:s/>5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4" calcext:value-type="float">
            <text:p><text:s/>64 </text:p>
          </table:table-cell>
          <table:table-cell table:style-name="ce30" office:value-type="float" office:value="176" calcext:value-type="float">
            <text:p><text:s/>176 </text:p>
          </table:table-cell>
          <table:table-cell table:style-name="ce30" office:value-type="float" office:value="146" calcext:value-type="float">
            <text:p><text:s/>146 </text:p>
          </table:table-cell>
          <table:table-cell table:style-name="ce30" office:value-type="float" office:value="30" calcext:value-type="float">
            <text:p><text:s/>3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1634" calcext:value-type="float">
            <text:p><text:s/>111,634 </text:p>
          </table:table-cell>
          <table:table-cell table:style-name="ce30" office:value-type="float" office:value="706" calcext:value-type="float">
            <text:p><text:s/>706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07733" calcext:value-type="float">
            <text:p><text:s/>107,73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3230" calcext:value-type="float">
            <text:p><text:s/>3,23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6" calcext:value-type="float">
            <text:p><text:s/>206 </text:p>
          </table:table-cell>
          <table:table-cell table:style-name="ce30" office:value-type="float" office:value="983" calcext:value-type="float">
            <text:p><text:s/>983 </text:p>
          </table:table-cell>
          <table:table-cell table:style-name="ce30" office:value-type="float" office:value="502" calcext:value-type="float">
            <text:p><text:s/>502 </text:p>
          </table:table-cell>
          <table:table-cell table:style-name="ce30" office:value-type="float" office:value="481" calcext:value-type="float">
            <text:p><text:s/>481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0217" calcext:value-type="float">
            <text:p><text:s/>110,217 </text:p>
          </table:table-cell>
          <table:table-cell table:style-name="ce30" office:value-type="float" office:value="460" calcext:value-type="float">
            <text:p><text:s/>460 </text:p>
          </table:table-cell>
          <table:table-cell table:style-name="ce30" office:value-type="float" office:value="10141" calcext:value-type="float">
            <text:p><text:s/>10,14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94387" calcext:value-type="float">
            <text:p><text:s/>94,38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3" calcext:value-type="float">
            <text:p><text:s/>113 </text:p>
          </table:table-cell>
          <table:table-cell table:style-name="ce30" office:value-type="float" office:value="5055" calcext:value-type="float">
            <text:p><text:s/>5,055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00" calcext:value-type="float">
            <text:p><text:s/>100 </text:p>
          </table:table-cell>
          <table:table-cell table:style-name="ce30" office:value-type="float" office:value="879" calcext:value-type="float">
            <text:p><text:s/>879 </text:p>
          </table:table-cell>
          <table:table-cell table:style-name="ce30" office:value-type="float" office:value="634" calcext:value-type="float">
            <text:p><text:s/>634 </text:p>
          </table:table-cell>
          <table:table-cell table:style-name="ce30" office:value-type="float" office:value="245" calcext:value-type="float">
            <text:p><text:s/>245 </text:p>
          </table:table-cell>
          <table:table-cell table:style-name="ce30" office:value-type="float" office:value="62" calcext:value-type="float">
            <text:p><text:s/>6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584" calcext:value-type="float">
            <text:p><text:s/>2,584 </text:p>
          </table:table-cell>
          <table:table-cell table:style-name="ce31" office:value-type="float" office:value="85" calcext:value-type="float">
            <text:p><text:s/>85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40" calcext:value-type="float">
            <text:p><text:s/>7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186" calcext:value-type="float">
            <text:p><text:s/>186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3907" calcext:value-type="float">
            <text:p><text:s/>33,907 </text:p>
          </table:table-cell>
          <table:table-cell table:style-name="ce31" office:value-type="float" office:value="276" calcext:value-type="float">
            <text:p><text:s/>276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053" calcext:value-type="float">
            <text:p><text:s/>30,05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6" calcext:value-type="float">
            <text:p><text:s/>66 </text:p>
          </table:table-cell>
          <table:table-cell table:style-name="ce31" office:value-type="float" office:value="2650" calcext:value-type="float">
            <text:p><text:s/>2,6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624" calcext:value-type="float">
            <text:p><text:s/>624 </text:p>
          </table:table-cell>
          <table:table-cell table:style-name="ce31" office:value-type="float" office:value="470" calcext:value-type="float">
            <text:p><text:s/>470 </text:p>
          </table:table-cell>
          <table:table-cell table:style-name="ce31" office:value-type="float" office:value="154" calcext:value-type="float">
            <text:p><text:s/>154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613" calcext:value-type="float">
            <text:p><text:s/>4,61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87" calcext:value-type="float">
            <text:p><text:s/>3,08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3" calcext:value-type="float">
            <text:p><text:s/>37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44" calcext:value-type="float">
            <text:p><text:s/>4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576" calcext:value-type="float">
            <text:p><text:s/>1,576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384" calcext:value-type="float">
            <text:p><text:s/>1,38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2" calcext:value-type="float">
            <text:p><text:s/>19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70" calcext:value-type="float">
            <text:p><text:s/>5,070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09" calcext:value-type="float">
            <text:p><text:s/>4,60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20" calcext:value-type="float">
            <text:p><text:s/>2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5" calcext:value-type="float">
            <text:p><text:s/>2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34" calcext:value-type="float">
            <text:p><text:s/>1,83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13" calcext:value-type="float">
            <text:p><text:s/>1,6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0" calcext:value-type="float">
            <text:p><text:s/>110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139" calcext:value-type="float">
            <text:p><text:s/>2,139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4" calcext:value-type="float">
            <text:p><text:s/>1,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6" calcext:value-type="float">
            <text:p><text:s/>7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365" calcext:value-type="float">
            <text:p><text:s/>2,36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09" calcext:value-type="float">
            <text:p><text:s/>1,8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6" calcext:value-type="float">
            <text:p><text:s/>17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12" calcext:value-type="float">
            <text:p><text:s/>13,012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04" calcext:value-type="float">
            <text:p><text:s/>12,10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532" calcext:value-type="float">
            <text:p><text:s/>53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428" calcext:value-type="float">
            <text:p><text:s/>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4" calcext:value-type="float">
            <text:p><text:s/>104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11" calcext:value-type="float">
            <text:p><text:s/>2,611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58" calcext:value-type="float">
            <text:p><text:s/>2,5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51" calcext:value-type="float">
            <text:p><text:s/>5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1" calcext:value-type="float">
            <text:p><text:s/>31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186" calcext:value-type="float">
            <text:p><text:s/>17,186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067" calcext:value-type="float">
            <text:p><text:s/>16,06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72" calcext:value-type="float">
            <text:p><text:s/>17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852" calcext:value-type="float">
            <text:p><text:s/>6,852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323" calcext:value-type="float">
            <text:p><text:s/>3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934" calcext:value-type="float">
            <text:p><text:s/>5,93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569" calcext:value-type="float">
            <text:p><text:s/>56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885" calcext:value-type="float">
            <text:p><text:s/>15,885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47" calcext:value-type="float">
            <text:p><text:s/>12,2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8" calcext:value-type="float">
            <text:p><text:s/>9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566" calcext:value-type="float">
            <text:p><text:s/>2,56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938" calcext:value-type="float">
            <text:p><text:s/>1,93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40" calcext:value-type="float">
            <text:p><text:s/>14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7" calcext:value-type="float">
            <text:p><text:s/>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047" calcext:value-type="float">
            <text:p><text:s/>2,047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915" calcext:value-type="float">
            <text:p><text:s/>1,9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8" calcext:value-type="float">
            <text:p><text:s/>1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19" calcext:value-type="float">
            <text:p><text:s/>5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2-02-07T15:49:34</dc:date>
    <meta:print-date>2007-08-08T17:17:22</meta:print-date>
    <meta:document-statistic meta:table-count="1" meta:cell-count="483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